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7.125in" fo:margin-left="-0.1799in" style:page-number="auto" table:align="left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0.609in"/>
    </style:style>
    <style:style style:name="Table1.B" style:family="table-column">
      <style:table-column-properties style:column-width="3.016in"/>
    </style:style>
    <style:style style:name="Table1.C" style:family="table-column">
      <style:table-column-properties style:column-width="3.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aa61a" fo:padding="0in" fo:border-left="0.75pt solid #faa61a" fo:border-right="none" fo:border-top="0.75pt solid #faa61a" fo:border-bottom="none" style:writing-mode="page">
        <style:background-image/>
      </style:table-cell-properties>
    </style:style>
    <style:style style:name="Table1.B1" style:family="table-cell">
      <style:table-cell-properties fo:background-color="#faa61a" fo:padding="0in" fo:border-left="none" fo:border-right="none" fo:border-top="0.75pt solid #faa61a" fo:border-bottom="none" style:writing-mode="page">
        <style:background-image/>
      </style:table-cell-properties>
    </style:style>
    <style:style style:name="Table1.C1" style:family="table-cell">
      <style:table-cell-properties fo:background-color="#faa61a" fo:padding="0in" fo:border-left="none" fo:border-right="0.75pt solid #faa61a" fo:border-top="0.75pt solid #faa61a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faa61a" fo:border-right="none" fo:border-top="none" fo:border-bottom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-left="none" fo:border-right="0.75pt solid #faa61a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faa61a" fo:border-right="none" fo:border-top="none" fo:border-bottom="none" style:writing-mode="page">
        <style:background-image/>
      </style:table-cell-properties>
    </style:style>
    <style:style style:name="Table1.B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 style:data-style-name="N0">
      <style:table-cell-properties fo:background-color="#dddddd" fo:padding="0in" fo:border-left="none" fo:border-right="0.75pt solid #faa61a" fo:border-top="none" fo:border-bottom="none" style:writing-mode="page">
        <style:background-image/>
      </style:table-cell-properties>
    </style:style>
    <style:style style:name="Table1.61" style:family="table-row">
      <style:table-row-properties fo:background-color="transparent" fo:keep-together="auto">
        <style:background-image/>
      </style:table-row-properties>
    </style:style>
    <style:style style:name="Table1.A61" style:family="table-cell">
      <style:table-cell-properties fo:background-color="#fffbcc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1.B61" style:family="table-cell">
      <style:table-cell-properties fo:background-color="#fffbcc" fo:padding="0in" fo:border-left="none" fo:border-right="none" fo:border-top="none" fo:border-bottom="0.75pt solid #faa61a" style:writing-mode="page">
        <style:background-image/>
      </style:table-cell-properties>
    </style:style>
    <style:style style:name="Table1.B67" style:family="table-cell" style:data-style-name="N0">
      <style:table-cell-properties fo:background-color="#fffbcc" fo:padding="0in" fo:border-left="none" fo:border-right="none" fo:border-top="none" fo:border-bottom="0.75pt solid #faa61a" style:writing-mode="page">
        <style:background-image/>
      </style:table-cell-properties>
    </style:style>
    <style:style style:name="Table1.C67" style:family="table-cell" style:data-style-name="N0">
      <style:table-cell-properties fo:background-color="#fffbcc" fo:padding="0in" fo:border-left="none" fo:border-right="0.75pt solid #faa61a" fo:border-top="none" fo:border-bottom="0.75pt solid #faa61a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48319" officeooo:paragraph-rsid="000483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4pt" fo:font-style="normal" fo:text-shadow="none" style:text-underline-style="none" fo:font-weight="bold" officeooo:rsid="00048319" officeooo:paragraph-rsid="0004831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48319" officeooo:paragraph-rsid="000483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48319" officeooo:paragraph-rsid="000483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308c" officeooo:paragraph-rsid="00053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308c" officeooo:paragraph-rsid="00053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f894" officeooo:paragraph-rsid="0006f8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f894" officeooo:paragraph-rsid="0006f8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89f9" officeooo:paragraph-rsid="000789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b2fb" officeooo:paragraph-rsid="0008b2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b2fb" officeooo:paragraph-rsid="0008b2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0b0c" officeooo:paragraph-rsid="000a0b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0b0c" officeooo:paragraph-rsid="000a0b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f104" officeooo:paragraph-rsid="000af1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f104" officeooo:paragraph-rsid="000af1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e1369" officeooo:paragraph-rsid="000e13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f06c" officeooo:paragraph-rsid="000ff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1929" officeooo:paragraph-rsid="001019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1929" officeooo:paragraph-rsid="001019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0fb6" officeooo:paragraph-rsid="00110f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6809" officeooo:paragraph-rsid="001168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01929" officeooo:paragraph-rsid="001019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01929" officeooo:paragraph-rsid="001019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16809" officeooo:paragraph-rsid="001168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110fb6" officeooo:paragraph-rsid="00110f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db67a"/>
    </style:style>
    <style:style style:name="T2" style:family="text">
      <style:text-properties officeooo:rsid="000e1369"/>
    </style:style>
    <style:style style:name="T3" style:family="text">
      <style:text-properties officeooo:rsid="00101929"/>
    </style:style>
    <style:style style:name="T4" style:family="text">
      <style:text-properties officeooo:rsid="0011eee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Yellow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>Words</text:p>
          </table:table-cell>
          <table:table-cell table:style-name="Table1.C1" office:value-type="string">
            <text:p text:style-name="P2">Synonyms</text:p>
          </table:table-cell>
        </table:table-row>
        <table:table-row table:style-name="TableLine94857875230480">
          <table:table-cell table:style-name="Table1.A2" office:value-type="string">
            <text:list xml:id="list532268121" text:style-name="L4">
              <text:list-item>
                <text:p text:style-name="P4"/>
              </text:list-item>
            </text:list>
          </table:table-cell>
          <table:table-cell table:style-name="Table1.B2" office:value-type="float" office:value="0">
            <text:p text:style-name="P3">Getting on the years</text:p>
          </table:table-cell>
          <table:table-cell table:style-name="Table1.C2" office:value-type="float" office:value="0">
            <text:p text:style-name="P3">Becoming old</text:p>
          </table:table-cell>
        </table:table-row>
        <table:table-row table:style-name="TableLine94857875230480">
          <table:table-cell table:style-name="Table1.A3" office:value-type="string">
            <text:list xml:id="list211307263832419" text:continue-numbering="true" text:style-name="L4">
              <text:list-item>
                <text:p text:style-name="P4"/>
              </text:list-item>
            </text:list>
          </table:table-cell>
          <table:table-cell table:style-name="Table1.B3" office:value-type="float" office:value="0">
            <text:p text:style-name="P3">Sleepy</text:p>
          </table:table-cell>
          <table:table-cell table:style-name="Table1.C3" office:value-type="float" office:value="0">
            <text:p text:style-name="P3">Drowsy,Lethargic</text:p>
          </table:table-cell>
        </table:table-row>
        <table:table-row table:style-name="TableLine94857875230480">
          <table:table-cell table:style-name="Table1.A2" office:value-type="string">
            <text:list xml:id="list211307925638323" text:continue-numbering="true" text:style-name="L4">
              <text:list-item>
                <text:p text:style-name="P4"/>
              </text:list-item>
            </text:list>
          </table:table-cell>
          <table:table-cell table:style-name="Table1.B2" office:value-type="float" office:value="0">
            <text:p text:style-name="P3">Landscape</text:p>
          </table:table-cell>
          <table:table-cell table:style-name="Table1.C2" office:value-type="float" office:value="0">
            <text:p text:style-name="P3">Scenery, countryside</text:p>
          </table:table-cell>
        </table:table-row>
        <table:table-row table:style-name="TableLine94857875230480">
          <table:table-cell table:style-name="Table1.A3" office:value-type="string">
            <text:list xml:id="list211307250060594" text:continue-numbering="true" text:style-name="L4">
              <text:list-item>
                <text:p text:style-name="P4"/>
              </text:list-item>
            </text:list>
          </table:table-cell>
          <table:table-cell table:style-name="Table1.B3" office:value-type="float" office:value="0">
            <text:p text:style-name="P3">Measured</text:p>
          </table:table-cell>
          <table:table-cell table:style-name="Table1.C3" office:value-type="float" office:value="0">
            <text:p text:style-name="P3">Caculated</text:p>
          </table:table-cell>
        </table:table-row>
        <table:table-row table:style-name="TableLine94857875230480">
          <table:table-cell table:style-name="Table1.A2" office:value-type="string">
            <text:list xml:id="list211308434163078" text:continue-numbering="true" text:style-name="L4">
              <text:list-item>
                <text:p text:style-name="P4"/>
              </text:list-item>
            </text:list>
          </table:table-cell>
          <table:table-cell table:style-name="Table1.B2" office:value-type="float" office:value="0">
            <text:p text:style-name="P3">Decade </text:p>
          </table:table-cell>
          <table:table-cell table:style-name="Table1.C2" office:value-type="float" office:value="0">
            <text:p text:style-name="P3"><text:span text:style-name="T3">Ten</text:span> years</text:p>
          </table:table-cell>
        </table:table-row>
        <table:table-row table:style-name="TableLine94857875230480">
          <table:table-cell table:style-name="Table1.A3" office:value-type="string">
            <text:list xml:id="list211307608249087" text:continue-numbering="true" text:style-name="L4">
              <text:list-item>
                <text:p text:style-name="P4"/>
              </text:list-item>
            </text:list>
          </table:table-cell>
          <table:table-cell table:style-name="Table1.B3" office:value-type="float" office:value="0">
            <text:p text:style-name="P3">Greenwich</text:p>
          </table:table-cell>
          <table:table-cell table:style-name="Table1.C3" office:value-type="float" office:value="0">
            <text:p text:style-name="P3">England</text:p>
          </table:table-cell>
        </table:table-row>
        <table:table-row table:style-name="TableLine94857875230480">
          <table:table-cell table:style-name="Table1.A2" office:value-type="string">
            <text:list xml:id="list211308402351886" text:continue-numbering="true" text:style-name="L4">
              <text:list-item>
                <text:p text:style-name="P4"/>
              </text:list-item>
            </text:list>
          </table:table-cell>
          <table:table-cell table:style-name="Table1.B2" office:value-type="float" office:value="0">
            <text:p text:style-name="P3">Landlady</text:p>
          </table:table-cell>
          <table:table-cell table:style-name="Table1.C2" office:value-type="float" office:value="0">
            <text:p text:style-name="P3">Owner, propritor</text:p>
          </table:table-cell>
        </table:table-row>
        <table:table-row table:style-name="TableLine94857875230480">
          <table:table-cell table:style-name="Table1.A3" office:value-type="string">
            <text:list xml:id="list211307174865784" text:continue-numbering="true" text:style-name="L4">
              <text:list-item>
                <text:p text:style-name="P4"/>
              </text:list-item>
            </text:list>
          </table:table-cell>
          <table:table-cell table:style-name="Table1.B3" office:value-type="float" office:value="0">
            <text:p text:style-name="P3">Jerky</text:p>
          </table:table-cell>
          <table:table-cell table:style-name="Table1.C3" office:value-type="float" office:value="0">
            <text:p text:style-name="P3">Shaking</text:p>
          </table:table-cell>
        </table:table-row>
        <table:table-row table:style-name="TableLine94857875230480">
          <table:table-cell table:style-name="Table1.A2" office:value-type="string">
            <text:list xml:id="list211306725116480" text:continue-numbering="true" text:style-name="L4">
              <text:list-item>
                <text:p text:style-name="P4"/>
              </text:list-item>
            </text:list>
          </table:table-cell>
          <table:table-cell table:style-name="Table1.B2" office:value-type="float" office:value="0">
            <text:p text:style-name="P3">High pitched</text:p>
          </table:table-cell>
          <table:table-cell table:style-name="Table1.C2" office:value-type="float" office:value="0">
            <text:p text:style-name="P3">Sharp, resonant</text:p>
          </table:table-cell>
        </table:table-row>
        <table:table-row table:style-name="TableLine94857875230480">
          <table:table-cell table:style-name="Table1.A3" office:value-type="string">
            <text:list xml:id="list211306865294968" text:continue-numbering="true" text:style-name="L4">
              <text:list-item>
                <text:p text:style-name="P4"/>
              </text:list-item>
            </text:list>
          </table:table-cell>
          <table:table-cell table:style-name="Table1.B3" office:value-type="float" office:value="0">
            <text:p text:style-name="P3">Sprightliness</text:p>
          </table:table-cell>
          <table:table-cell table:style-name="Table1.C3" office:value-type="float" office:value="0">
            <text:p text:style-name="P3">Cheerfulness,Liveliness</text:p>
          </table:table-cell>
        </table:table-row>
        <table:table-row table:style-name="TableLine94857875230480">
          <table:table-cell table:style-name="Table1.A2" office:value-type="string">
            <text:list xml:id="list211307271839953" text:continue-numbering="true" text:style-name="L4">
              <text:list-item>
                <text:p text:style-name="P4"/>
              </text:list-item>
            </text:list>
          </table:table-cell>
          <table:table-cell table:style-name="Table1.B2" office:value-type="float" office:value="0">
            <text:p text:style-name="P3">Prep.</text:p>
          </table:table-cell>
          <table:table-cell table:style-name="Table1.C2" office:value-type="float" office:value="0">
            <text:p text:style-name="P3">Preparatory class in the boarding schools</text:p>
          </table:table-cell>
        </table:table-row>
        <table:table-row table:style-name="TableLine94857875230480">
          <table:table-cell table:style-name="Table1.A3" office:value-type="string">
            <text:list xml:id="list211307225310457" text:continue-numbering="true" text:style-name="L4">
              <text:list-item>
                <text:p text:style-name="P6"/>
              </text:list-item>
            </text:list>
          </table:table-cell>
          <table:table-cell table:style-name="Table1.B3" office:value-type="float" office:value="0">
            <text:p text:style-name="P5">Sounding</text:p>
          </table:table-cell>
          <table:table-cell table:style-name="Table1.C3" office:value-type="float" office:value="0">
            <text:p text:style-name="P5">Announching, signalling</text:p>
          </table:table-cell>
        </table:table-row>
        <table:table-row table:style-name="TableLine94857875230480">
          <table:table-cell table:style-name="Table1.A2" office:value-type="string">
            <text:list xml:id="list211308070887628" text:continue-numbering="true" text:style-name="L4">
              <text:list-item>
                <text:p text:style-name="P6"/>
              </text:list-item>
            </text:list>
          </table:table-cell>
          <table:table-cell table:style-name="Table1.B2" office:value-type="float" office:value="0">
            <text:p text:style-name="P5">Wire guard</text:p>
          </table:table-cell>
          <table:table-cell table:style-name="Table1.C2" office:value-type="float" office:value="0">
            <text:p text:style-name="P5">Net, protector</text:p>
          </table:table-cell>
        </table:table-row>
        <table:table-row table:style-name="TableLine94857875230480">
          <table:table-cell table:style-name="Table1.A3" office:value-type="string">
            <text:list xml:id="list211308718932528" text:continue-numbering="true" text:style-name="L4">
              <text:list-item>
                <text:p text:style-name="P6"/>
              </text:list-item>
            </text:list>
          </table:table-cell>
          <table:table-cell table:style-name="Table1.B3" office:value-type="float" office:value="0">
            <text:p text:style-name="P5">Rarely</text:p>
          </table:table-cell>
          <table:table-cell table:style-name="Table1.C3" office:value-type="float" office:value="0">
            <text:p text:style-name="P5">Hardly, scaresly</text:p>
          </table:table-cell>
        </table:table-row>
        <table:table-row table:style-name="TableLine94857875230480">
          <table:table-cell table:style-name="Table1.A2" office:value-type="string">
            <text:list xml:id="list211308133707172" text:continue-numbering="true" text:style-name="L4">
              <text:list-item>
                <text:p text:style-name="P6"/>
              </text:list-item>
            </text:list>
          </table:table-cell>
          <table:table-cell table:style-name="Table1.B2" office:value-type="float" office:value="0">
            <text:p text:style-name="P5">Swiftly</text:p>
          </table:table-cell>
          <table:table-cell table:style-name="Table1.C2" office:value-type="float" office:value="0">
            <text:p text:style-name="P5">Quickly , fastly</text:p>
          </table:table-cell>
        </table:table-row>
        <table:table-row table:style-name="TableLine94857875230480">
          <table:table-cell table:style-name="Table1.A3" office:value-type="string">
            <text:list xml:id="list211308609564657" text:continue-numbering="true" text:style-name="L4">
              <text:list-item>
                <text:p text:style-name="P6"/>
              </text:list-item>
            </text:list>
          </table:table-cell>
          <table:table-cell table:style-name="Table1.B3" office:value-type="float" office:value="0">
            <text:p text:style-name="P5">Mystic</text:p>
          </table:table-cell>
          <table:table-cell table:style-name="Table1.C3" office:value-type="float" office:value="0">
            <text:p text:style-name="P5">Spirtual</text:p>
          </table:table-cell>
        </table:table-row>
        <table:table-row table:style-name="TableLine94857875230480">
          <table:table-cell table:style-name="Table1.A2" office:value-type="string">
            <text:list xml:id="list211307138896899" text:continue-numbering="true" text:style-name="L4">
              <text:list-item>
                <text:p text:style-name="P6"/>
              </text:list-item>
            </text:list>
          </table:table-cell>
          <table:table-cell table:style-name="Table1.B2" office:value-type="float" office:value="0">
            <text:p text:style-name="P5">Intensifying</text:p>
          </table:table-cell>
          <table:table-cell table:style-name="Table1.C2" office:value-type="float" office:value="0">
            <text:p text:style-name="P5">Increasing</text:p>
          </table:table-cell>
        </table:table-row>
        <table:table-row table:style-name="TableLine94857875230480">
          <table:table-cell table:style-name="Table1.A3" office:value-type="string">
            <text:list xml:id="list211307020615636" text:continue-numbering="true" text:style-name="L4">
              <text:list-item>
                <text:p text:style-name="P6"/>
              </text:list-item>
            </text:list>
          </table:table-cell>
          <table:table-cell table:style-name="Table1.B3" office:value-type="float" office:value="0">
            <text:p text:style-name="P5">preception</text:p>
          </table:table-cell>
          <table:table-cell table:style-name="Table1.C3" office:value-type="float" office:value="0">
            <text:p text:style-name="P5">Insight , Vision</text:p>
          </table:table-cell>
        </table:table-row>
        <table:table-row table:style-name="TableLine94857875230480">
          <table:table-cell table:style-name="Table1.A2" office:value-type="string">
            <text:list xml:id="list211307802578233" text:continue-numbering="true" text:style-name="L4">
              <text:list-item>
                <text:p text:style-name="P6"/>
              </text:list-item>
            </text:list>
          </table:table-cell>
          <table:table-cell table:style-name="Table1.B2" office:value-type="float" office:value="0">
            <text:p text:style-name="P5">Remarkable</text:p>
          </table:table-cell>
          <table:table-cell table:style-name="Table1.C2" office:value-type="float" office:value="0">
            <text:p text:style-name="P7">Amazing , extraordinary</text:p>
          </table:table-cell>
        </table:table-row>
        <table:table-row table:style-name="TableLine94857875230480">
          <table:table-cell table:style-name="Table1.A3" office:value-type="string">
            <text:list xml:id="list211307123945791" text:continue-numbering="true" text:style-name="L4">
              <text:list-item>
                <text:p text:style-name="P6"/>
              </text:list-item>
            </text:list>
          </table:table-cell>
          <table:table-cell table:style-name="Table1.B3" office:value-type="float" office:value="0">
            <text:p text:style-name="P5">Horrible</text:p>
          </table:table-cell>
          <table:table-cell table:style-name="Table1.C3" office:value-type="float" office:value="0">
            <text:p text:style-name="P7">Terrible, dreadful</text:p>
          </table:table-cell>
        </table:table-row>
        <table:table-row table:style-name="TableLine94857875230480">
          <table:table-cell table:style-name="Table1.A2" office:value-type="string">
            <text:list xml:id="list211306809854023" text:continue-numbering="true" text:style-name="L4">
              <text:list-item>
                <text:p text:style-name="P6"/>
              </text:list-item>
            </text:list>
          </table:table-cell>
          <table:table-cell table:style-name="Table1.B2" office:value-type="float" office:value="0">
            <text:p text:style-name="P5">Roared</text:p>
          </table:table-cell>
          <table:table-cell table:style-name="Table1.C2" office:value-type="float" office:value="0">
            <text:p text:style-name="P7">Thundered</text:p>
          </table:table-cell>
        </table:table-row>
        <table:table-row table:style-name="TableLine94857875230480">
          <table:table-cell table:style-name="Table1.A3" office:value-type="string">
            <text:list xml:id="list211307107211376" text:continue-numbering="true" text:style-name="L4">
              <text:list-item>
                <text:p text:style-name="P6"/>
              </text:list-item>
            </text:list>
          </table:table-cell>
          <table:table-cell table:style-name="Table1.B3" office:value-type="float" office:value="0">
            <text:p text:style-name="P5">Fenlands</text:p>
          </table:table-cell>
          <table:table-cell table:style-name="Table1.C3" office:value-type="float" office:value="0">
            <text:p text:style-name="P7">Low wetland</text:p>
          </table:table-cell>
        </table:table-row>
        <table:table-row table:style-name="TableLine94857875230480">
          <table:table-cell table:style-name="Table1.A2" office:value-type="string">
            <text:list xml:id="list211306819399986" text:continue-numbering="true" text:style-name="L4">
              <text:list-item>
                <text:p text:style-name="P6"/>
              </text:list-item>
            </text:list>
          </table:table-cell>
          <table:table-cell table:style-name="Table1.B2" office:value-type="float" office:value="0">
            <text:p text:style-name="P5">Lobby</text:p>
          </table:table-cell>
          <table:table-cell table:style-name="Table1.C2" office:value-type="float" office:value="0">
            <text:p text:style-name="P7">Corridor</text:p>
          </table:table-cell>
        </table:table-row>
        <table:table-row table:style-name="TableLine94857875230480">
          <table:table-cell table:style-name="Table1.A3" office:value-type="string">
            <text:list xml:id="list211308350209110" text:continue-numbering="true" text:style-name="L4">
              <text:list-item>
                <text:p text:style-name="P6"/>
              </text:list-item>
            </text:list>
          </table:table-cell>
          <table:table-cell table:style-name="Table1.B3" office:value-type="float" office:value="0">
            <text:p text:style-name="P5">Strain</text:p>
          </table:table-cell>
          <table:table-cell table:style-name="Table1.C3" office:value-type="float" office:value="0">
            <text:p text:style-name="P7">Stress , pressure</text:p>
          </table:table-cell>
        </table:table-row>
        <table:table-row table:style-name="TableLine94857875230480">
          <table:table-cell table:style-name="Table1.A2" office:value-type="string">
            <text:list xml:id="list211307261234609" text:continue-numbering="true" text:style-name="L4">
              <text:list-item>
                <text:p text:style-name="P8"/>
              </text:list-item>
            </text:list>
          </table:table-cell>
          <table:table-cell table:style-name="Table1.B2" office:value-type="float" office:value="0">
            <text:p text:style-name="P7">Ano domini</text:p>
          </table:table-cell>
          <table:table-cell table:style-name="Table1.C2" office:value-type="float" office:value="0">
            <text:p text:style-name="P7">Old age</text:p>
          </table:table-cell>
        </table:table-row>
        <table:table-row table:style-name="TableLine94857875230480">
          <table:table-cell table:style-name="Table1.A3" office:value-type="string">
            <text:list xml:id="list211308462900051" text:continue-numbering="true" text:style-name="L4">
              <text:list-item>
                <text:p text:style-name="P6"/>
              </text:list-item>
            </text:list>
          </table:table-cell>
          <table:table-cell table:style-name="Table1.B3" office:value-type="float" office:value="0">
            <text:p text:style-name="P5">Fatal</text:p>
          </table:table-cell>
          <table:table-cell table:style-name="Table1.C3" office:value-type="float" office:value="0">
            <text:p text:style-name="P7">Deadful, incurable</text:p>
          </table:table-cell>
        </table:table-row>
        <table:table-row table:style-name="TableLine94857875230480">
          <table:table-cell table:style-name="Table1.A2" office:value-type="string">
            <text:list xml:id="list211306956154779" text:continue-numbering="true" text:style-name="L4">
              <text:list-item>
                <text:p text:style-name="P8"/>
              </text:list-item>
            </text:list>
          </table:table-cell>
          <table:table-cell table:style-name="Table1.B2" office:value-type="float" office:value="0">
            <text:p text:style-name="P7">Toddling</text:p>
          </table:table-cell>
          <table:table-cell table:style-name="Table1.C2" office:value-type="float" office:value="0">
            <text:p text:style-name="P9">Staggering, strolling</text:p>
          </table:table-cell>
        </table:table-row>
        <table:table-row table:style-name="TableLine94857875230480">
          <table:table-cell table:style-name="Table1.A3" office:value-type="string">
            <text:list xml:id="list211307800426007" text:continue-numbering="true" text:style-name="L4">
              <text:list-item>
                <text:p text:style-name="P8"/>
              </text:list-item>
            </text:list>
          </table:table-cell>
          <table:table-cell table:style-name="Table1.B3" office:value-type="float" office:value="0">
            <text:p text:style-name="P7">Boast</text:p>
          </table:table-cell>
          <table:table-cell table:style-name="Table1.C3" office:value-type="float" office:value="0">
            <text:p text:style-name="P9">Showoff ,brag</text:p>
          </table:table-cell>
        </table:table-row>
        <table:table-row table:style-name="TableLine94857875230480">
          <table:table-cell table:style-name="Table1.A2" office:value-type="string">
            <text:list xml:id="list211307519875458" text:continue-numbering="true" text:style-name="L4">
              <text:list-item>
                <text:p text:style-name="P8"/>
              </text:list-item>
            </text:list>
          </table:table-cell>
          <table:table-cell table:style-name="Table1.B2" office:value-type="float" office:value="0">
            <text:p text:style-name="P7">Phenomenon</text:p>
          </table:table-cell>
          <table:table-cell table:style-name="Table1.C2" office:value-type="float" office:value="0">
            <text:p text:style-name="P9">Remarkable thing</text:p>
          </table:table-cell>
        </table:table-row>
        <table:table-row table:style-name="TableLine94857875230480">
          <table:table-cell table:style-name="Table1.A3" office:value-type="string">
            <text:list xml:id="list211308390630001" text:continue-numbering="true" text:style-name="L4">
              <text:list-item>
                <text:p text:style-name="P8"/>
              </text:list-item>
            </text:list>
          </table:table-cell>
          <table:table-cell table:style-name="Table1.B3" office:value-type="float" office:value="0">
            <text:p text:style-name="P7">ragged</text:p>
          </table:table-cell>
          <table:table-cell table:style-name="Table1.C3" office:value-type="float" office:value="0">
            <text:p text:style-name="P9">Teased , disturbed</text:p>
          </table:table-cell>
        </table:table-row>
        <table:table-row table:style-name="TableLine94857875230480">
          <table:table-cell table:style-name="Table1.A2" office:value-type="string">
            <text:list xml:id="list211308177636497" text:continue-numbering="true" text:style-name="L4">
              <text:list-item>
                <text:p text:style-name="P11"/>
              </text:list-item>
            </text:list>
          </table:table-cell>
          <table:table-cell table:style-name="Table1.B2" office:value-type="float" office:value="0">
            <text:p text:style-name="P10">Preliminary</text:p>
          </table:table-cell>
          <table:table-cell table:style-name="Table1.C2" office:value-type="float" office:value="0">
            <text:p text:style-name="P10">First , initial</text:p>
          </table:table-cell>
        </table:table-row>
        <table:table-row table:style-name="TableLine94857875230480">
          <table:table-cell table:style-name="Table1.A3" office:value-type="string">
            <text:list xml:id="list211307639225909" text:continue-numbering="true" text:style-name="L4">
              <text:list-item>
                <text:p text:style-name="P11"/>
              </text:list-item>
            </text:list>
          </table:table-cell>
          <table:table-cell table:style-name="Table1.B3" office:value-type="float" office:value="0">
            <text:p text:style-name="P10">Scents</text:p>
          </table:table-cell>
          <table:table-cell table:style-name="Table1.C3" office:value-type="float" office:value="0">
            <text:p text:style-name="P10">Fragrance </text:p>
          </table:table-cell>
        </table:table-row>
        <table:table-row table:style-name="TableLine94857875230480">
          <table:table-cell table:style-name="Table1.A2" office:value-type="string">
            <text:list xml:id="list211307347241272" text:continue-numbering="true" text:style-name="L4">
              <text:list-item>
                <text:p text:style-name="P11"/>
              </text:list-item>
            </text:list>
          </table:table-cell>
          <table:table-cell table:style-name="Table1.B2" office:value-type="float" office:value="0">
            <text:p text:style-name="P10">Chubby</text:p>
          </table:table-cell>
          <table:table-cell table:style-name="Table1.C2" office:value-type="float" office:value="0">
            <text:p text:style-name="P10">Plumb , fat</text:p>
          </table:table-cell>
        </table:table-row>
        <table:table-row table:style-name="TableLine94857875230480">
          <table:table-cell table:style-name="Table1.A3" office:value-type="string">
            <text:list xml:id="list211307432053845" text:continue-numbering="true" text:style-name="L4">
              <text:list-item>
                <text:p text:style-name="P11"/>
              </text:list-item>
            </text:list>
          </table:table-cell>
          <table:table-cell table:style-name="Table1.B3" office:value-type="float" office:value="0">
            <text:p text:style-name="P10">Brilliant</text:p>
          </table:table-cell>
          <table:table-cell table:style-name="Table1.C3" office:value-type="float" office:value="0">
            <text:p text:style-name="P10">Excellent , wonderful </text:p>
          </table:table-cell>
        </table:table-row>
        <table:table-row table:style-name="TableLine94857875230480">
          <table:table-cell table:style-name="Table1.A2" office:value-type="string">
            <text:list xml:id="list211306784523763" text:continue-numbering="true" text:style-name="L4">
              <text:list-item>
                <text:p text:style-name="P11"/>
              </text:list-item>
            </text:list>
          </table:table-cell>
          <table:table-cell table:style-name="Table1.B2" office:value-type="float" office:value="0">
            <text:p text:style-name="P10">Fatherly</text:p>
          </table:table-cell>
          <table:table-cell table:style-name="Table1.C2" office:value-type="float" office:value="0">
            <text:p text:style-name="P10">Affectionate , caring</text:p>
          </table:table-cell>
        </table:table-row>
        <table:table-row table:style-name="TableLine94857875230480">
          <table:table-cell table:style-name="Table1.A3" office:value-type="string">
            <text:list xml:id="list211308149605943" text:continue-numbering="true" text:style-name="L4">
              <text:list-item>
                <text:p text:style-name="P11"/>
              </text:list-item>
            </text:list>
          </table:table-cell>
          <table:table-cell table:style-name="Table1.B3" office:value-type="float" office:value="0">
            <text:p text:style-name="P10">Courteous</text:p>
          </table:table-cell>
          <table:table-cell table:style-name="Table1.C3" office:value-type="float" office:value="0">
            <text:p text:style-name="P10">Polite , civilized</text:p>
          </table:table-cell>
        </table:table-row>
        <table:table-row table:style-name="TableLine94857875230480">
          <table:table-cell table:style-name="Table1.A2" office:value-type="string">
            <text:list xml:id="list211307610301192" text:continue-numbering="true" text:style-name="L4">
              <text:list-item>
                <text:p text:style-name="P13"/>
              </text:list-item>
            </text:list>
          </table:table-cell>
          <table:table-cell table:style-name="Table1.B2" office:value-type="float" office:value="0">
            <text:p text:style-name="P12">Vivid</text:p>
          </table:table-cell>
          <table:table-cell table:style-name="Table1.C2" office:value-type="float" office:value="0">
            <text:p text:style-name="P12">Clear</text:p>
          </table:table-cell>
        </table:table-row>
        <table:table-row table:style-name="TableLine94857875230480">
          <table:table-cell table:style-name="Table1.A3" office:value-type="string">
            <text:list xml:id="list211306846259325" text:continue-numbering="true" text:style-name="L4">
              <text:list-item>
                <text:p text:style-name="P13"/>
              </text:list-item>
            </text:list>
          </table:table-cell>
          <table:table-cell table:style-name="Table1.B3" office:value-type="float" office:value="0">
            <text:p text:style-name="P12">Recollection</text:p>
          </table:table-cell>
          <table:table-cell table:style-name="Table1.C3" office:value-type="float" office:value="0">
            <text:p text:style-name="P12">Memory , remembrance</text:p>
          </table:table-cell>
        </table:table-row>
        <table:table-row table:style-name="TableLine94857875230480">
          <table:table-cell table:style-name="Table1.A2" office:value-type="string">
            <text:list xml:id="list211306956196720" text:continue-numbering="true" text:style-name="L4">
              <text:list-item>
                <text:p text:style-name="P13"/>
              </text:list-item>
            </text:list>
          </table:table-cell>
          <table:table-cell table:style-name="Table1.B2" office:value-type="float" office:value="0">
            <text:p text:style-name="P12">Frequent</text:p>
          </table:table-cell>
          <table:table-cell table:style-name="Table1.C2" office:value-type="float" office:value="0">
            <text:p text:style-name="P12">Repeated</text:p>
          </table:table-cell>
        </table:table-row>
        <table:table-row table:style-name="TableLine94857875230480">
          <table:table-cell table:style-name="Table1.A3" office:value-type="string">
            <text:list xml:id="list211307334931428" text:continue-numbering="true" text:style-name="L4">
              <text:list-item>
                <text:p text:style-name="P13"/>
              </text:list-item>
            </text:list>
          </table:table-cell>
          <table:table-cell table:style-name="Table1.B3" office:value-type="float" office:value="0">
            <text:p text:style-name="P12">Filtering</text:p>
          </table:table-cell>
          <table:table-cell table:style-name="Table1.C3" office:value-type="float" office:value="0">
            <text:p text:style-name="P12">Straining</text:p>
          </table:table-cell>
        </table:table-row>
        <table:table-row table:style-name="TableLine94857875230480">
          <table:table-cell table:style-name="Table1.A2" office:value-type="string">
            <text:list xml:id="list211308696555510" text:continue-numbering="true" text:style-name="L4">
              <text:list-item>
                <text:p text:style-name="P13"/>
              </text:list-item>
            </text:list>
          </table:table-cell>
          <table:table-cell table:style-name="Table1.B2" office:value-type="float" office:value="0">
            <text:p text:style-name="P12">Enthusiasm</text:p>
          </table:table-cell>
          <table:table-cell table:style-name="Table1.C2" office:value-type="float" office:value="0">
            <text:p text:style-name="P12">Passionate, zeal </text:p>
          </table:table-cell>
        </table:table-row>
        <table:table-row table:style-name="TableLine94857875230480">
          <table:table-cell table:style-name="Table1.A3" office:value-type="string">
            <text:list xml:id="list211308586957404" text:continue-numbering="true" text:style-name="L4">
              <text:list-item>
                <text:p text:style-name="P13"/>
              </text:list-item>
            </text:list>
          </table:table-cell>
          <table:table-cell table:style-name="Table1.B3" office:value-type="float" office:value="0">
            <text:p text:style-name="P12">Firm</text:p>
          </table:table-cell>
          <table:table-cell table:style-name="Table1.C3" office:value-type="float" office:value="0">
            <text:p text:style-name="P12">Strict , solid , steady</text:p>
          </table:table-cell>
        </table:table-row>
        <table:table-row table:style-name="TableLine94857875230480">
          <table:table-cell table:style-name="Table1.A2" office:value-type="string">
            <text:list xml:id="list211307197043631" text:continue-numbering="true" text:style-name="L4">
              <text:list-item>
                <text:p text:style-name="P15"/>
              </text:list-item>
            </text:list>
          </table:table-cell>
          <table:table-cell table:style-name="Table1.B2" office:value-type="float" office:value="0">
            <text:p text:style-name="P14">Tremendous</text:p>
          </table:table-cell>
          <table:table-cell table:style-name="Table1.C2" office:value-type="float" office:value="0">
            <text:p text:style-name="P14">Horrible</text:p>
          </table:table-cell>
        </table:table-row>
        <table:table-row table:style-name="TableLine94857875230480">
          <table:table-cell table:style-name="Table1.A3" office:value-type="string">
            <text:list xml:id="list211308497912988" text:continue-numbering="true" text:style-name="L4">
              <text:list-item>
                <text:p text:style-name="P15"/>
              </text:list-item>
            </text:list>
          </table:table-cell>
          <table:table-cell table:style-name="Table1.B3" office:value-type="float" office:value="0">
            <text:p text:style-name="P14">Ordeal</text:p>
          </table:table-cell>
          <table:table-cell table:style-name="Table1.C3" office:value-type="float" office:value="0">
            <text:p text:style-name="P14">Suffering</text:p>
          </table:table-cell>
        </table:table-row>
        <table:table-row table:style-name="TableLine94857875230480">
          <table:table-cell table:style-name="Table1.A2" office:value-type="string">
            <text:list xml:id="list211307420285805" text:continue-numbering="true" text:style-name="L4">
              <text:list-item>
                <text:p text:style-name="P15"/>
              </text:list-item>
            </text:list>
          </table:table-cell>
          <table:table-cell table:style-name="Table1.B2" office:value-type="float" office:value="0">
            <text:p text:style-name="P14">Lusty</text:p>
          </table:table-cell>
          <table:table-cell table:style-name="Table1.C2" office:value-type="float" office:value="0">
            <text:p text:style-name="P14">Energitic</text:p>
          </table:table-cell>
        </table:table-row>
        <table:table-row table:style-name="TableLine94857875230480">
          <table:table-cell table:style-name="Table1.A3" office:value-type="string">
            <text:list xml:id="list211307783456587" text:continue-numbering="true" text:style-name="L4">
              <text:list-item>
                <text:p text:style-name="P15"/>
              </text:list-item>
            </text:list>
          </table:table-cell>
          <table:table-cell table:style-name="Table1.B3" office:value-type="float" office:value="0">
            <text:p text:style-name="P14">Barbarians</text:p>
          </table:table-cell>
          <table:table-cell table:style-name="Table1.C3" office:value-type="float" office:value="0">
            <text:p text:style-name="P14">Ruffians , savages</text:p>
          </table:table-cell>
        </table:table-row>
        <table:table-row table:style-name="TableLine94857875230480">
          <table:table-cell table:style-name="Table1.A2" office:value-type="string">
            <text:list xml:id="list211307330085641" text:continue-numbering="true" text:style-name="L4">
              <text:list-item>
                <text:p text:style-name="P15"/>
              </text:list-item>
            </text:list>
          </table:table-cell>
          <table:table-cell table:style-name="Table1.B2" office:value-type="float" office:value="0">
            <text:p text:style-name="P14">Pounce</text:p>
          </table:table-cell>
          <table:table-cell table:style-name="Table1.C2" office:value-type="float" office:value="0">
            <text:p text:style-name="P14">Attack</text:p>
          </table:table-cell>
        </table:table-row>
        <text:soft-page-break/>
        <table:table-row table:style-name="TableLine94857875230480">
          <table:table-cell table:style-name="Table1.A3" office:value-type="string">
            <text:list xml:id="list211307587860519" text:continue-numbering="true" text:style-name="L4">
              <text:list-item>
                <text:p text:style-name="P15"/>
              </text:list-item>
            </text:list>
          </table:table-cell>
          <table:table-cell table:style-name="Table1.B3" office:value-type="float" office:value="0">
            <text:p text:style-name="P14">Legitimate</text:p>
          </table:table-cell>
          <table:table-cell table:style-name="Table1.C3" office:value-type="float" office:value="0">
            <text:p text:style-name="P14">Lawful</text:p>
          </table:table-cell>
        </table:table-row>
        <table:table-row table:style-name="TableLine94857875230480">
          <table:table-cell table:style-name="Table1.A2" office:value-type="string">
            <text:list xml:id="list211307769357668" text:continue-numbering="true" text:style-name="L4">
              <text:list-item>
                <text:p text:style-name="P15"/>
              </text:list-item>
            </text:list>
          </table:table-cell>
          <table:table-cell table:style-name="Table1.B2" office:value-type="float" office:value="0">
            <text:p text:style-name="P14">Prey</text:p>
          </table:table-cell>
          <table:table-cell table:style-name="Table1.C2" office:value-type="float" office:value="0">
            <text:p text:style-name="P14">Victim</text:p>
          </table:table-cell>
        </table:table-row>
        <table:table-row table:style-name="TableLine94857875230480">
          <table:table-cell table:style-name="Table1.A3" office:value-type="string">
            <text:list xml:id="list211308695251765" text:continue-numbering="true" text:style-name="L4">
              <text:list-item>
                <text:p text:style-name="P15"/>
              </text:list-item>
            </text:list>
          </table:table-cell>
          <table:table-cell table:style-name="Table1.B3" office:value-type="float" office:value="0">
            <text:p text:style-name="P14">Unprincipled </text:p>
          </table:table-cell>
          <table:table-cell table:style-name="Table1.C3" office:value-type="float" office:value="0">
            <text:p text:style-name="P14">Unprincipled , uncivilized</text:p>
          </table:table-cell>
        </table:table-row>
        <table:table-row table:style-name="TableLine94857875230480">
          <table:table-cell table:style-name="Table1.A2" office:value-type="string">
            <text:list xml:id="list211307436095912" text:continue-numbering="true" text:style-name="L4">
              <text:list-item>
                <text:p text:style-name="P15"/>
              </text:list-item>
            </text:list>
          </table:table-cell>
          <table:table-cell table:style-name="Table1.B2" office:value-type="float" office:value="0">
            <text:p text:style-name="P14">Ruffians</text:p>
          </table:table-cell>
          <table:table-cell table:style-name="Table1.C2" office:value-type="float" office:value="0">
            <text:p text:style-name="P14">Rogues , savages, <text:span text:style-name="T1">bullies</text:span></text:p>
          </table:table-cell>
        </table:table-row>
        <table:table-row table:style-name="TableLine94857875230480">
          <table:table-cell table:style-name="Table1.A3" office:value-type="string">
            <text:list xml:id="list211307821144012" text:continue-numbering="true" text:style-name="L4">
              <text:list-item>
                <text:p text:style-name="P15"/>
              </text:list-item>
            </text:list>
          </table:table-cell>
          <table:table-cell table:style-name="Table1.B3" office:value-type="float" office:value="0">
            <text:p text:style-name="P14">Baiting</text:p>
          </table:table-cell>
          <table:table-cell table:style-name="Table1.C3" office:value-type="float" office:value="0">
            <text:p text:style-name="P14">Teasing</text:p>
          </table:table-cell>
        </table:table-row>
        <table:table-row table:style-name="TableLine94857875230480">
          <table:table-cell table:style-name="Table1.A2" office:value-type="string">
            <text:list xml:id="list211308187450957" text:continue-numbering="true" text:style-name="L4">
              <text:list-item>
                <text:p text:style-name="P15"/>
              </text:list-item>
            </text:list>
          </table:table-cell>
          <table:table-cell table:style-name="Table1.B2" office:value-type="float" office:value="0">
            <text:p text:style-name="P14">Exciting</text:p>
          </table:table-cell>
          <table:table-cell table:style-name="Table1.C2" office:value-type="float" office:value="0">
            <text:p text:style-name="P14">Motivating , stimulating</text:p>
          </table:table-cell>
        </table:table-row>
        <table:table-row table:style-name="TableLine94857875230480">
          <table:table-cell table:style-name="Table1.A3" office:value-type="string">
            <text:list xml:id="list211307017725605" text:continue-numbering="true" text:style-name="L4">
              <text:list-item>
                <text:p text:style-name="P15"/>
              </text:list-item>
            </text:list>
          </table:table-cell>
          <table:table-cell table:style-name="Table1.B3" office:value-type="float" office:value="0">
            <text:p text:style-name="P14">Mob</text:p>
          </table:table-cell>
          <table:table-cell table:style-name="Table1.C3" office:value-type="float" office:value="0">
            <text:p text:style-name="P14">Crowd</text:p>
          </table:table-cell>
        </table:table-row>
        <table:table-row table:style-name="TableLine94857875230480">
          <table:table-cell table:style-name="Table1.A2" office:value-type="string">
            <text:list xml:id="list211307459455705" text:continue-numbering="true" text:style-name="L4">
              <text:list-item>
                <text:p text:style-name="P15"/>
              </text:list-item>
            </text:list>
          </table:table-cell>
          <table:table-cell table:style-name="Table1.B2" office:value-type="float" office:value="0">
            <text:p text:style-name="P14">Pitiless</text:p>
          </table:table-cell>
          <table:table-cell table:style-name="Table1.C2" office:value-type="float" office:value="0">
            <text:p text:style-name="P14">Merciless , <text:span text:style-name="T2">cruel</text:span></text:p>
          </table:table-cell>
        </table:table-row>
        <table:table-row table:style-name="TableLine94857875230480">
          <table:table-cell table:style-name="Table1.A3" office:value-type="string">
            <text:list xml:id="list211308022988418" text:continue-numbering="true" text:style-name="L4">
              <text:list-item>
                <text:p text:style-name="P15"/>
              </text:list-item>
            </text:list>
          </table:table-cell>
          <table:table-cell table:style-name="Table1.B3" office:value-type="float" office:value="0">
            <text:p text:style-name="P14">Implacable</text:p>
          </table:table-cell>
          <table:table-cell table:style-name="Table1.C3" office:value-type="float" office:value="0">
            <text:p text:style-name="P16">Unkind ,callous</text:p>
          </table:table-cell>
        </table:table-row>
        <table:table-row table:style-name="Table1.1">
          <table:table-cell table:style-name="Table1.A2" office:value-type="string">
            <text:list xml:id="list211308578921841" text:continue-numbering="true" text:style-name="L4">
              <text:list-item>
                <text:p text:style-name="P15"/>
              </text:list-item>
            </text:list>
          </table:table-cell>
          <table:table-cell table:style-name="Table1.B2" office:value-type="float" office:value="0">
            <text:p text:style-name="P17">Hush</text:p>
          </table:table-cell>
          <table:table-cell table:style-name="Table1.C2" office:value-type="float" office:value="0">
            <text:p text:style-name="P18">Silence </text:p>
          </table:table-cell>
        </table:table-row>
        <table:table-row table:style-name="Table1.1">
          <table:table-cell table:style-name="Table1.A3" office:value-type="string">
            <text:list xml:id="list211308767233727" text:continue-numbering="true" text:style-name="L4">
              <text:list-item>
                <text:p text:style-name="P15"/>
              </text:list-item>
            </text:list>
          </table:table-cell>
          <table:table-cell table:style-name="Table1.B3" office:value-type="float" office:value="0">
            <text:p text:style-name="P18">Scowl</text:p>
          </table:table-cell>
          <table:table-cell table:style-name="Table1.C3" office:value-type="float" office:value="0">
            <text:p text:style-name="P18">Anger , frown</text:p>
          </table:table-cell>
        </table:table-row>
        <table:table-row table:style-name="Table1.1">
          <table:table-cell table:style-name="Table1.A2" office:value-type="string">
            <text:list xml:id="list211308340357785" text:continue-numbering="true" text:style-name="L4">
              <text:list-item>
                <text:p text:style-name="P19"/>
              </text:list-item>
            </text:list>
          </table:table-cell>
          <table:table-cell table:style-name="Table1.B2" office:value-type="float" office:value="0">
            <text:p text:style-name="P18">Slandting</text:p>
          </table:table-cell>
          <table:table-cell table:style-name="Table1.C2" office:value-type="float" office:value="0">
            <text:p text:style-name="P18">Leaning , sloping</text:p>
          </table:table-cell>
        </table:table-row>
        <table:table-row table:style-name="Table1.61">
          <table:table-cell table:style-name="Table1.A61" office:value-type="string">
            <text:list xml:id="list211306984457834" text:continue-numbering="true" text:style-name="L4">
              <text:list-item>
                <text:p text:style-name="P22"/>
              </text:list-item>
            </text:list>
          </table:table-cell>
          <table:table-cell table:style-name="Table1.B61" office:value-type="string">
            <text:p text:style-name="P25">Alderman</text:p>
          </table:table-cell>
          <table:table-cell table:style-name="Table1.C3" office:value-type="float" office:value="0">
            <text:p text:style-name="P20">A member of municipal council</text:p>
          </table:table-cell>
        </table:table-row>
        <table:table-row table:style-name="Table1.61">
          <table:table-cell table:style-name="Table1.A2" office:value-type="string">
            <text:list xml:id="list211307147899614" text:continue-numbering="true" text:style-name="L4">
              <text:list-item>
                <text:p text:style-name="P19"/>
              </text:list-item>
            </text:list>
          </table:table-cell>
          <table:table-cell table:style-name="Table1.B2" office:value-type="float" office:value="0">
            <text:p text:style-name="P20">Baronet</text:p>
          </table:table-cell>
          <table:table-cell table:style-name="Table1.C2" office:value-type="float" office:value="0">
            <text:p text:style-name="P20">Landlord</text:p>
          </table:table-cell>
        </table:table-row>
        <table:table-row table:style-name="Table1.61">
          <table:table-cell table:style-name="Table1.A3" office:value-type="string">
            <text:list xml:id="list211307433464031" text:continue-numbering="true" text:style-name="L4">
              <text:list-item>
                <text:p text:style-name="P19"/>
              </text:list-item>
            </text:list>
          </table:table-cell>
          <table:table-cell table:style-name="Table1.B3" office:value-type="float" office:value="0">
            <text:p text:style-name="P21">Punctuating</text:p>
          </table:table-cell>
          <table:table-cell table:style-name="Table1.C3" office:value-type="float" office:value="0">
            <text:p text:style-name="P21">Interrupting</text:p>
          </table:table-cell>
        </table:table-row>
        <table:table-row table:style-name="Table1.61">
          <table:table-cell table:style-name="Table1.A2" office:value-type="string">
            <text:list xml:id="list211308760500621" text:continue-numbering="true" text:style-name="L4">
              <text:list-item>
                <text:p text:style-name="P19"/>
              </text:list-item>
            </text:list>
          </table:table-cell>
          <table:table-cell table:style-name="Table1.B2" office:value-type="float" office:value="0">
            <text:p text:style-name="P21">Splendid</text:p>
          </table:table-cell>
          <table:table-cell table:style-name="Table1.C2" office:value-type="float" office:value="0">
            <text:p text:style-name="P21">Remarkable, excelent</text:p>
          </table:table-cell>
        </table:table-row>
        <table:table-row table:style-name="Table1.61">
          <table:table-cell table:style-name="Table1.A3" office:value-type="string">
            <text:list xml:id="list211308320067092" text:continue-numbering="true" text:style-name="L4">
              <text:list-item>
                <text:p text:style-name="P19"/>
              </text:list-item>
            </text:list>
          </table:table-cell>
          <table:table-cell table:style-name="Table1.B3" office:value-type="float" office:value="0">
            <text:p text:style-name="P21">Grasp</text:p>
          </table:table-cell>
          <table:table-cell table:style-name="Table1.C3" office:value-type="float" office:value="0">
            <text:p text:style-name="P21">Understand</text:p>
          </table:table-cell>
        </table:table-row>
        <table:table-row table:style-name="Table1.61">
          <table:table-cell table:style-name="Table1.A2" office:value-type="string">
            <text:list xml:id="list211306917289217" text:continue-numbering="true" text:style-name="L4">
              <text:list-item>
                <text:p text:style-name="P19"/>
              </text:list-item>
            </text:list>
          </table:table-cell>
          <table:table-cell table:style-name="Table1.B2" office:value-type="float" office:value="0">
            <text:p text:style-name="P21">Gales</text:p>
          </table:table-cell>
          <table:table-cell table:style-name="Table1.C2" office:value-type="float" office:value="0">
            <text:p text:style-name="P21">Winds</text:p>
          </table:table-cell>
        </table:table-row>
        <table:table-row table:style-name="Table1.61">
          <table:table-cell table:style-name="Table1.A61" office:value-type="string">
            <text:list xml:id="list211307962121231" text:continue-numbering="true" text:style-name="L4">
              <text:list-item>
                <text:p text:style-name="P22"/>
              </text:list-item>
            </text:list>
          </table:table-cell>
          <table:table-cell table:style-name="Table1.B67" office:value-type="float" office:value="0">
            <text:p text:style-name="P21">Rattling</text:p>
          </table:table-cell>
          <table:table-cell table:style-name="Table1.C67" office:value-type="float" office:value="0">
            <text:p text:style-name="P21">Knockin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Yellow.1" style:display-name="Box List Yellow.1" style:family="table-cell" style:data-style-name="N100">
      <style:table-cell-properties fo:background-color="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2" style:display-name="Box List Yellow.2" style:family="table-cell" style:data-style-name="N0">
      <style:table-cell-properties fo:background-color="#fffbcc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Yellow.3" style:display-name="Box List Yellow.3" style:family="table-cell" style:data-style-name="N100">
      <style:table-cell-properties fo:border-left="0.74pt solid #faa61a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4" style:display-name="Box List Yellow.4" style:family="table-cell" style:data-style-name="N0">
      <style:table-cell-properties fo:border-right="0.74pt solid #faa61a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5" style:display-name="Box List Yellow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6" style:display-name="Box List Yellow.6" style:family="table-cell" style:data-style-name="N100">
      <style:table-cell-properties fo:background-color="#dddddd" fo:border-left="0.74pt solid #faa61a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7" style:display-name="Box List Yellow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8" style:display-name="Box List Yellow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9" style:display-name="Box List Yellow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10" style:display-name="Box List Yellow.10" style:family="table-cell" style:data-style-name="N0">
      <style:table-cell-properties fo:background-color="#dddddd" fo:border-right="0.74pt solid #faa61a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11" style:display-name="Box List Yellow.11" style:family="table-cell" style:data-style-name="N100">
      <style:table-cell-properties fo:background-color="#faa61a" fo:border-left="0.74pt solid 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12" style:display-name="Box List Yellow.12" style:family="table-cell" style:data-style-name="N100">
      <style:table-cell-properties fo:background-color="#faa61a" fo:border-right="0.74pt solid 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13" style:display-name="Box List Yellow.13" style:family="table-cell" style:data-style-name="N100">
      <style:table-cell-properties fo:background-color="#fffbcc" fo:border-left="0.74pt solid #faa61a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Yellow.14" style:display-name="Box List Yellow.14" style:family="table-cell" style:data-style-name="N0">
      <style:table-cell-properties fo:background-color="#fffbcc" fo:border-right="0.74pt solid #faa61a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Yellow.15" style:display-name="Box List Yellow.15" style:family="table-cell" style:data-style-name="N100">
      <style:table-cell-properties fo:background-color="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16" style:display-name="Box List Yellow.16" style:family="table-cell" style:data-style-name="N0">
      <style:table-cell-properties fo:background-color="#fffbcc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4T19:42:02.616592725</meta:creation-date>
    <dc:date>2021-02-04T21:12:55.155694703</dc:date>
    <meta:editing-duration>PT1H9M23S</meta:editing-duration>
    <meta:editing-cycles>16</meta:editing-cycles>
    <meta:generator>LibreOffice/7.1.0.3$Linux_X86_64 LibreOffice_project/10$Build-3</meta:generator>
    <meta:document-statistic meta:table-count="1" meta:image-count="0" meta:object-count="0" meta:page-count="2" meta:paragraph-count="200" meta:word-count="274" meta:character-count="1672" meta:non-whitespace-character-count="1592"/>
  </office:meta>
</office:document-meta>
</file>